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Présidente : Catherine LEVRAY<text:line-break/>Secrétaire : Olivier GAUTTIER<text:line-break/>Trésorier : Julien LEVRAY<text:line-break/>Membre : Davy Derenemesnil<text:line-break/>Membre : François LEROUX<text:line-break/>Membre : Yvan LELIEVRE</text:p>
      <text:p text:style-name="Standard"/>
      <text:p text:style-name="P1">Professeur <text:line-break/><text:line-break/>Tai Laoshe Jean Marie LEVRAY<text:line-break/>Brevet d'Etat spécifique Kung Fu<text:line-break/>C.N 4ème dan<text:line-break/>Médaille bronze Jeunesse et Sports</text:p>
      <text:p text:style-name="P1"><text:line-break/>Instructeurs<text:line-break/>Jiaoshe Benjamin LEVRAY (C.N 2ème degré - DIF)<text:line-break/>Sibak François LEROUX (C.N 2ème degré - DIF )<text:line-break/>Sibak Olivier GAUTTIER ( C.N 2ème degré - DIF)<text:line-break/>Sibak Davy DERENEMESNIL ( C.N 1ér degré - DIF )<text:line-break/>Sisook Yvan LELIEVRE (C.N 1ér degré - DIF )    </text:p>
      <text:p text:style-name="P1">Instructeurs Assistants <text:line-break/>Héléne PONS ( C.N. 1er degré )<text:line-break/>Antoine POULAIN ( C.N. 1er degré )<text:line-break/><text:line-break/><text:line-break/>Assistants Kung Fu<text:line-break/>Romain VITIELLO ( C.N. 1er degré )<text:line-break/>Pierrick GAUTTIER ( C.N. 1er degré )<text:line-break/>Benoit LEMARCHAND ( C.N. 1er degré )<text:line-break/>Olivier PONS</text:p>
      <text:p text:style-name="P1"><text:line-break/>Instructeurs Taïji Quan<text:line-break/>Catherine LEVRAY<text:line-break/>Franck BLASS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1:17:35.299724411</meta:creation-date>
    <dc:date>2019-07-09T12:18:14.405685514</dc:date>
    <meta:editing-duration>PT30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38" meta:character-count="820" meta:non-whitespace-character-count="676"/>
  </office:meta>
</office:document-meta>
</file>